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ion Pro Medium Italic" svg:font-family="'Minion Pro Medium Ital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onpg-assay" style:family="table">
      <style:table-properties style:width="6.5965in" table:align="left"/>
    </style:style>
    <style:style style:name="onpg-assay.A" style:family="table-column">
      <style:table-column-properties style:column-width="2.5549in"/>
    </style:style>
    <style:style style:name="onpg-assay.B" style:family="table-column">
      <style:table-column-properties style:column-width="0.9806in"/>
    </style:style>
    <style:style style:name="onpg-assay.C" style:family="table-column">
      <style:table-column-properties style:column-width="1.0306in"/>
    </style:style>
    <style:style style:name="onpg-assay.D" style:family="table-column">
      <style:table-column-properties style:column-width="0.9903in"/>
    </style:style>
    <style:style style:name="onpg-assay.E" style:family="table-column">
      <style:table-column-properties style:column-width="1.0389in"/>
    </style:style>
    <style:style style:name="onpg-assay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npg-assay.E1" style:family="table-cell">
      <style:table-cell-properties fo:padding="0.0382in" fo:border="0.0007in solid #000000"/>
    </style:style>
    <style:style style:name="onpg-assay.A2" style:family="table-cell">
      <style:table-cell-properties fo:padding="0.0382in" fo:border-left="0.0007in solid #000000" fo:border-right="none" fo:border-top="none" fo:border-bottom="0.0007in solid #000000"/>
    </style:style>
    <style:style style:name="onpg-assay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5047in" fo:margin-right="0.9398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Minion Pro Medium 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 E1a Laboratory – TF: Clark Magnan (Section Monday-F)</text:p>
      <text:p text:style-name="Standard">Lab 4 Writeup: Lac Operon</text:p>
      <text:p text:style-name="Standard">December 9, 2008</text:p>
      <text:p text:style-name="Standard"/>
      <text:p text:style-name="Standard">Jason Morrison</text:p>
      <text:p text:style-name="Standard"><text:a xlink:type="simple" xlink:href="mailto:jason.p.morrison@gmail.com">jason.p.morrison@gmail.com</text:a></text:p>
      <text:p text:style-name="Standard">585-216-5657</text:p>
      <text:p text:style-name="P3"/>
      <table:table table:name="onpg-assay" table:style-name="onpg-assay">
        <table:table-column table:style-name="onpg-assay.A"/>
        <table:table-column table:style-name="onpg-assay.B"/>
        <table:table-column table:style-name="onpg-assay.C"/>
        <table:table-column table:style-name="onpg-assay.D"/>
        <table:table-column table:style-name="onpg-assay.E"/>
        <table:table-row>
          <table:table-cell table:style-name="onpg-assay.A1" office:value-type="string">
            <text:p text:style-name="P2"/>
          </table:table-cell>
          <table:table-cell table:style-name="onpg-assay.A1" office:value-type="string">
            <text:p text:style-name="P2">Strain 10</text:p>
          </table:table-cell>
          <table:table-cell table:style-name="onpg-assay.A1" office:value-type="string">
            <text:p text:style-name="P2">Strain 20</text:p>
          </table:table-cell>
          <table:table-cell table:style-name="onpg-assay.A1" office:value-type="string">
            <text:p text:style-name="P2">Strain 30</text:p>
          </table:table-cell>
          <table:table-cell table:style-name="onpg-assay.E1" office:value-type="string">
            <text:p text:style-name="P2">Strain 40</text:p>
          </table:table-cell>
        </table:table-row>
        <table:table-row>
          <table:table-cell table:style-name="onpg-assay.A2" office:value-type="string">
            <text:p text:style-name="P2">Activity for media A - Glycerol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clear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B - Lactose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pale yellow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C - TMG/Glycerol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pale yellow</text:p>
          </table:table-cell>
          <table:table-cell table:style-name="onpg-assay.E2" office:value-type="string">
            <text:p text:style-name="P1">yellow</text:p>
          </table:table-cell>
        </table:table-row>
        <table:table-row>
          <table:table-cell table:style-name="onpg-assay.A2" office:value-type="string">
            <text:p text:style-name="P2"><text:span text:style-name="T2">Activity for media </text:span>D - Lactose/Glucose</text:p>
          </table:table-cell>
          <table:table-cell table:style-name="onpg-assay.A2" office:value-type="string">
            <text:p text:style-name="P1">clear</text:p>
          </table:table-cell>
          <table:table-cell table:style-name="onpg-assay.A2" office:value-type="string">
            <text:p text:style-name="P1">yellow</text:p>
          </table:table-cell>
          <table:table-cell table:style-name="onpg-assay.A2" office:value-type="string">
            <text:p text:style-name="P1">clear</text:p>
          </table:table-cell>
          <table:table-cell table:style-name="onpg-assay.E2" office:value-type="string">
            <text:p text:style-name="P1">clear</text:p>
          </table:table-cell>
        </table:table-row>
        <table:table-row>
          <table:table-cell table:style-name="onpg-assay.A2" office:value-type="string">
            <text:p text:style-name="P2">Inferred mutation:</text:p>
          </table:table-cell>
          <table:table-cell table:style-name="onpg-assay.A2" office:value-type="string">
            <text:p text:style-name="P1">Z-</text:p>
          </table:table-cell>
          <table:table-cell table:style-name="onpg-assay.A2" office:value-type="string">
            <text:p text:style-name="P1">I-</text:p>
          </table:table-cell>
          <table:table-cell table:style-name="onpg-assay.A2" office:value-type="string">
            <text:p text:style-name="P1">Y-</text:p>
          </table:table-cell>
          <table:table-cell table:style-name="onpg-assay.E2" office:value-type="string">
            <text:p text:style-name="P1">Wild Type</text:p>
          </table:table-cell>
        </table:table-row>
      </table:table>
      <text:p text:style-name="P3"/>
      <text:p text:style-name="P7">Legend: <text:span text:style-name="T1">The observed color implies a level of B-galactosidase activity via the hydrolysis of ONPG; clear implies no activity, pale yellow implies basal level activity, yellow implies medium or high activity.</text:span></text:p>
      <text:p text:style-name="P3"/>
      <text:p text:style-name="P4">Table 1: Four E. coli strains, each tested in four media, assayed for ONPG hydrolysis by color as an indicator for <text:span text:style-name="T3">β</text:span>-galactosidase. <text:span text:style-name="T4">For each strain, a mutation identifcation is inferred based on activity across various media.</text:span></text:p>
      <text:p text:style-name="P5"/>
      <text:p text:style-name="P5">Analysis</text:p>
      <text:p text:style-name="P6">Strain 10 in the four media from Table 1 was measured to have no activity in any media, as indicated by the lack of color (and therefore lack of ONPG hydrolysis, the B-gal indicator in this experiment). <text:s/>This is consistent with the expected behavior of a Z- mutant, which is incapable of synthesizing B-gal as the lacZ gene is the coding region for the B-gal protein.</text:p>
      <text:p text:style-name="P6"/>
      <text:p text:style-name="P6">In this Z- mutant, </text:p>
      <text:p text:style-name="P6"/>
      <text:p text:style-name="P6"/>
      <text:p text:style-name="P5"><text:span text:style-name="T1">Strain 20... //todo</text:span></text:p>
      <text:p text:style-name="P5"><text:span text:style-name="T1">Strain 30... //todo</text:span></text:p>
      <text:p text:style-name="P5"><text:span text:style-name="T1">Strain 40... //todo</text:span></text:p>
      <text:p text:style-name="P5"><text:span text:style-name="T1"/></text:p>
      <text:p text:style-name="P5"><text:span text:style-name="T1">For the wild-type strain, { explain the molecular mechanism of catabolite repression of transcription (the role of CAP and cAMP is regulating expression of the lac operon) }</text:span></text:p>
      <text:p text:style-name="P5"><text:span text:style-name="T1">Catabolite repression is apparent in medium D, which contains lactose and glucose. <text:s/>This is because { TODO: explain }</text:span></text:p>
      <text:p text:style-name="P5"><text:span text:style-name="T1"/></text:p>
      <text:p text:style-name="P6"/>
      <text:p text:style-name="P5">Sources</text:p>
      <text:p text:style-name="P5"><text:span text:style-name="T1">Data also collected by Sarah Alberts, Amanda Sirbaugh, and Shadi Taghizade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nion Pro Medium Italic" svg:font-family="'Minion Pro Medium Ital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07T23:33:58</meta:creation-date>
    <dc:date>2008-12-09T21:55:48</dc:date>
    <meta:print-date>2008-10-08T18:38:08</meta:print-date>
    <dc:language>en-US</dc:language>
    <meta:editing-cycles>25</meta:editing-cycles>
    <meta:editing-duration>PT3H4M3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7" meta:word-count="287" meta:character-count="1705"/>
  </office:meta>
</office:document-meta>
</file>